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157077" officeooo:paragraph-rsid="00157077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57077" officeooo:paragraph-rsid="00157077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18de09" officeooo:paragraph-rsid="0018de09"/>
    </style:style>
    <style:style style:name="P6" style:family="paragraph" style:parent-style-name="Standard" style:list-style-name="L1">
      <style:paragraph-properties fo:margin-top="0.0791in" fo:margin-bottom="0.0791in" loext:contextual-spacing="false"/>
      <style:text-properties officeooo:rsid="00170741" officeooo:paragraph-rsid="00170741"/>
    </style:style>
    <style:style style:name="P7" style:family="paragraph" style:parent-style-name="Standard" style:list-style-name="L1">
      <style:paragraph-properties fo:margin-top="0.0791in" fo:margin-bottom="0.0791in" loext:contextual-spacing="false"/>
      <style:text-properties officeooo:rsid="001aa1cd" officeooo:paragraph-rsid="001aa1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319342108" text:style-name="L1">
        <text:list-item>
          <text:p text:style-name="P3">See the dark/light theme toggle (already navbar button set)</text:p>
        </text:list-item>
        <text:list-item>
          <text:p text:style-name="P3">Check the usage and test the Skeleton.tsx for placeholders, for cards</text:p>
        </text:list-item>
        <text:list-item>
          <text:p text:style-name="P4">Navbar with hero’s gradient, more to the purple</text:p>
        </text:list-item>
        <text:list-item>
          <text:p text:style-name="P7">teal-700 on footer</text:p>
        </text:list-item>
        <text:list-item>
          <text:p text:style-name="P7">No footer on Login/Register</text:p>
        </text:list-item>
        <text:list-item>
          <text:p text:style-name="P5"/>
        </text:list-item>
      </text:list>
      <text:p text:style-name="P2"/>
      <text:list xml:id="list182857206896357" text:continue-numbering="true" text:style-name="L1">
        <text:list-item>
          <text:list>
            <text:list-item>
              <text:p text:style-name="P6">TOTALMENTE OTRA COSA, MAS BUEAN ONDA, MENOS INSTITUCION,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3-03T18:28:56.022830485</dc:date>
    <meta:editing-duration>PT11H26M4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2" meta:character-count="295" meta:non-whitespace-character-count="257"/>
  </office:meta>
</office:document-meta>
</file>